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ind-followers-count/" text:style-name="Internet_20_link" text:visited-style-name="Visited_20_Internet_20_Link"><text:span text:style-name="T1">1729. Find Followers Count</text:span></text:a></text:p>
      <text:section text:style-name="Sect1" text:name="headlessui-popover-button-:rh:">
        <text:p text:style-name="Standard"/>
      </text:section>
      <text:p text:style-name="P4">Easy</text:p>
      <text:p text:style-name="P4">387</text:p>
      <text:p text:style-name="P4">24</text:p>
      <text:section text:style-name="Sect1" text:name="headlessui-popover-button-:rm:">
        <text:p text:style-name="Standard"/>
      </text:section>
      <text:section text:style-name="Sect1" text:name="headlessui-popover-button-:rp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Followers</text:span></text:span></text:p>
      <text:p text:style-name="P2">+-------------+------+</text:p>
      <text:p text:style-name="P2">| Column Name | Type |</text:p>
      <text:p text:style-name="P2">+-------------+------+</text:p>
      <text:p text:style-name="P2">| user_id <text:s text:c="4"/>| int <text:s/>|</text:p>
      <text:p text:style-name="P2">| follower_id | int <text:s/>|</text:p>
      <text:p text:style-name="P2">+-------------+------+</text:p>
      <text:p text:style-name="P2">(user_id, follower_id) is the primary key (combination of columns with unique values) for this table.</text:p>
      <text:p text:style-name="P1">This table contains the IDs of a user and a follower in a social media app where the follower follows the user.</text:p>
      <text:p text:style-name="P6"> </text:p>
      <text:p text:style-name="P6">Write a solution that will, for each user, return the number of followers.</text:p>
      <text:p text:style-name="P7"><text:span text:style-name="T1">Return the result table ordered by </text:span><text:span text:style-name="Source_20_Text"><text:span text:style-name="T2">user_id</text:span></text:span><text:span text:style-name="T1"> in ascending order.</text:span></text:p>
      <text:p text:style-name="P6">The 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Followers table:</text:p>
      <text:p text:style-name="P2">+---------+-------------+</text:p>
      <text:p text:style-name="P2">| user_id | follower_id |</text:p>
      <text:p text:style-name="P2">+---------+-------------+</text:p>
      <text:p text:style-name="P2">| 0 <text:s text:c="6"/>| 1 <text:s text:c="10"/>|</text:p>
      <text:p text:style-name="P2">| 1 <text:s text:c="6"/>| 0 <text:s text:c="10"/>|</text:p>
      <text:p text:style-name="P2">| 2 <text:s text:c="6"/>| 0 <text:s text:c="10"/>|</text:p>
      <text:p text:style-name="P2">| 2 <text:s text:c="6"/>| 1 <text:s text:c="10"/>|</text:p>
      <text:p text:style-name="P2">+---------+-------------+</text:p>
      <text:p text:style-name="P3"><text:span text:style-name="Strong_20_Emphasis"><text:span text:style-name="T1">Output:</text:span></text:span><text:span text:style-name="T1"> </text:span></text:p>
      <text:p text:style-name="P2">+---------+----------------+</text:p>
      <text:p text:style-name="P2">| user_id | followers_count|</text:p>
      <text:p text:style-name="P2">+---------+----------------+</text:p>
      <text:p text:style-name="P2">| 0 <text:s text:c="6"/>| 1 <text:s text:c="13"/>|</text:p>
      <text:p text:style-name="P2">| 1 <text:s text:c="6"/>| 1 <text:s text:c="13"/>|</text:p>
      <text:p text:style-name="P2">| 2 <text:s text:c="6"/>| 2 <text:s text:c="13"/>|</text:p>
      <text:p text:style-name="P2"><text:soft-page-break/>+---------+----------------+</text:p>
      <text:p text:style-name="P3"><text:span text:style-name="Strong_20_Emphasis"><text:span text:style-name="T1">Explanation:</text:span></text:span><text:span text:style-name="T1"> </text:span></text:p>
      <text:p text:style-name="P2">The followers of 0 are {1}</text:p>
      <text:p text:style-name="P2">The followers of 1 are {0}</text:p>
      <text:p text:style-name="P1">The followers of 2 are {0,1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5T15:35:09.389000000</dc:date>
    <meta:editing-duration>PT12S</meta:editing-duration>
    <meta:editing-cycles>1</meta:editing-cycles>
    <meta:document-statistic meta:table-count="0" meta:image-count="0" meta:object-count="0" meta:page-count="2" meta:paragraph-count="44" meta:word-count="194" meta:character-count="1141" meta:non-whitespace-character-count="875"/>
    <meta:generator>LibreOffice/7.2.2.2$Windows_X86_64 LibreOffice_project/02b2acce88a210515b4a5bb2e46cbfb63fe97d56</meta:generator>
  </office:meta>
</office:document-meta>
</file>